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E000001927026605E.png" manifest:media-type="image/png"/>
  <manifest:file-entry manifest:full-path="Pictures/100002010000023E0000019249388945.png" manifest:media-type="image/png"/>
  <manifest:file-entry manifest:full-path="Pictures/100002010000023E00000192800B9946.png" manifest:media-type="image/png"/>
  <manifest:file-entry manifest:full-path="Pictures/100002010000023E00000192FEBF2F7E.png" manifest:media-type="image/png"/>
  <manifest:file-entry manifest:full-path="Pictures/100002010000023E0000019249B892FC.png" manifest:media-type="image/png"/>
  <manifest:file-entry manifest:full-path="Pictures/100002010000023E000001929C3B04D4.png" manifest:media-type="image/png"/>
  <manifest:file-entry manifest:full-path="Pictures/100002010000023E0000019206D7335B.png" manifest:media-type="image/png"/>
  <manifest:file-entry manifest:full-path="Pictures/100002010000023E0000019228793520.png" manifest:media-type="image/png"/>
  <manifest:file-entry manifest:full-path="Pictures/100002010000023E000001922FD90D8B.png" manifest:media-type="image/png"/>
  <manifest:file-entry manifest:full-path="Pictures/100002010000023E00000192BB1D86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7" draw:id="id7" draw:layer="layout" svg:width="15.186cm" svg:height="10.635cm" svg:x="35.06cm" svg:y="1.488cm">
          <draw:image xlink:href="Pictures/100002010000023E00000192BB1D865C.png" xlink:type="simple" xlink:show="embed" xlink:actuate="onLoad">
            <text:p/>
          </draw:image>
        </draw:frame>
        <draw:frame draw:style-name="gr1" draw:text-style-name="P1" xml:id="id2" draw:id="id2" draw:layer="layout" svg:width="15.186cm" svg:height="10.635cm" svg:x="18.783cm" svg:y="1.524cm">
          <draw:image xlink:href="Pictures/100002010000023E000001922FD90D8B.png" xlink:type="simple" xlink:show="embed" xlink:actuate="onLoad">
            <text:p/>
          </draw:image>
        </draw:frame>
        <draw:frame draw:style-name="gr1" draw:text-style-name="P1" xml:id="id8" draw:id="id8" draw:layer="layout" svg:width="15.186cm" svg:height="10.635cm" svg:x="51.232cm" svg:y="1.555cm">
          <draw:image xlink:href="Pictures/100002010000023E0000019206D7335B.png" xlink:type="simple" xlink:show="embed" xlink:actuate="onLoad">
            <text:p/>
          </draw:image>
        </draw:frame>
        <draw:frame draw:style-name="gr1" draw:text-style-name="P1" xml:id="id12" draw:id="id12" draw:layer="layout" svg:width="15.186cm" svg:height="10.635cm" svg:x="67.379cm" svg:y="1.567cm">
          <draw:image xlink:href="Pictures/100002010000023E000001929C3B04D4.png" xlink:type="simple" xlink:show="embed" xlink:actuate="onLoad">
            <text:p/>
          </draw:image>
        </draw:frame>
        <draw:frame draw:style-name="gr1" draw:text-style-name="P1" xml:id="id9" draw:id="id9" draw:layer="layout" svg:width="15.186cm" svg:height="10.635cm" svg:x="83.937cm" svg:y="16.285cm">
          <draw:image xlink:href="Pictures/100002010000023E0000019249B892FC.png" xlink:type="simple" xlink:show="embed" xlink:actuate="onLoad">
            <text:p/>
          </draw:image>
        </draw:frame>
        <draw:frame draw:style-name="gr1" draw:text-style-name="P1" xml:id="id5" draw:id="id5" draw:layer="layout" svg:width="15.186cm" svg:height="10.635cm" svg:x="67.626cm" svg:y="16.208cm">
          <draw:image xlink:href="Pictures/100002010000023E00000192FEBF2F7E.png" xlink:type="simple" xlink:show="embed" xlink:actuate="onLoad">
            <text:p/>
          </draw:image>
        </draw:frame>
        <draw:frame draw:style-name="gr1" draw:text-style-name="P1" xml:id="id4" draw:id="id4" draw:layer="layout" svg:width="15.186cm" svg:height="10.635cm" svg:x="34.983cm" svg:y="16.221cm">
          <draw:image xlink:href="Pictures/100002010000023E00000192800B9946.png" xlink:type="simple" xlink:show="embed" xlink:actuate="onLoad">
            <text:p/>
          </draw:image>
        </draw:frame>
        <draw:frame draw:style-name="gr1" draw:text-style-name="P1" xml:id="id1" draw:id="id1" draw:layer="layout" svg:width="15.186cm" svg:height="10.635cm" svg:x="0.655cm" svg:y="16.304cm">
          <draw:image xlink:href="Pictures/100002010000023E0000019228793520.png" xlink:type="simple" xlink:show="embed" xlink:actuate="onLoad">
            <text:p/>
          </draw:image>
        </draw:frame>
        <draw:connector draw:style-name="gr2" draw:text-style-name="P1" draw:layer="layout" svg:x1="8.248cm" svg:y1="16.304cm" svg:x2="18.783cm" svg:y2="6.841cm" draw:start-shape="id1" draw:start-glue-point="0" draw:end-shape="id2" draw:end-glue-point="3" svg:d="M8248 16304v-9463h10535" svg:viewBox="0 0 10536 9464">
          <text:p/>
        </draw:connector>
        <draw:connector draw:style-name="gr2" draw:text-style-name="P1" draw:layer="layout" svg:x1="15.841cm" svg:y1="21.621cm" svg:x2="18.75cm" svg:y2="21.563cm" draw:start-shape="id1" draw:start-glue-point="1" draw:end-shape="id3" draw:end-glue-point="3" svg:d="M15841 21621h1455v-58h1454" svg:viewBox="0 0 2910 59">
          <text:p/>
        </draw:connector>
        <draw:frame draw:style-name="gr1" draw:text-style-name="P1" xml:id="id6" draw:id="id6" draw:layer="layout" svg:width="15.186cm" svg:height="10.635cm" svg:x="51.336cm" svg:y="16.2cm">
          <draw:image xlink:href="Pictures/100002010000023E0000019206D7335B.png" xlink:type="simple" xlink:show="embed" xlink:actuate="onLoad">
            <text:p/>
          </draw:image>
        </draw:frame>
        <draw:connector draw:style-name="gr2" draw:text-style-name="P1" draw:layer="layout" draw:line-skew="-1.472cm" svg:x1="42.576cm" svg:y1="16.221cm" svg:x2="75.219cm" svg:y2="16.208cm" draw:start-shape="id4" draw:end-shape="id5" draw:end-glue-point="0" svg:d="M42576 16221v-1985h32643v1972" svg:viewBox="0 0 32644 1986">
          <text:p/>
        </draw:connector>
        <draw:connector draw:style-name="gr2" draw:text-style-name="P1" draw:layer="layout" svg:x1="50.169cm" svg:y1="21.538cm" svg:x2="51.336cm" svg:y2="21.517cm" draw:start-shape="id4" draw:start-glue-point="1" draw:end-shape="id6" draw:end-glue-point="3" svg:d="M50169 21538h584v-21h583" svg:viewBox="0 0 1168 22">
          <text:p/>
        </draw:connector>
        <draw:connector draw:style-name="gr2" draw:text-style-name="P1" draw:layer="layout" svg:x1="66.522cm" svg:y1="21.517cm" svg:x2="67.626cm" svg:y2="21.525cm" draw:start-shape="id6" draw:start-glue-point="1" draw:end-shape="id5" draw:end-glue-point="3" svg:d="M66522 21517h552v8h552" svg:viewBox="0 0 1105 9">
          <text:p/>
        </draw:connector>
        <draw:connector draw:style-name="gr2" draw:text-style-name="P1" draw:layer="layout" svg:x1="33.969cm" svg:y1="6.841cm" svg:x2="35.06cm" svg:y2="6.805cm" draw:start-shape="id2" draw:start-glue-point="1" draw:end-shape="id7" draw:end-glue-point="3" svg:d="M33969 6841h546v-36h545" svg:viewBox="0 0 1092 37">
          <text:p/>
        </draw:connector>
        <draw:connector draw:style-name="gr2" draw:text-style-name="P1" draw:layer="layout" svg:x1="50.246cm" svg:y1="6.805cm" svg:x2="51.232cm" svg:y2="6.872cm" draw:start-shape="id7" draw:start-glue-point="1" draw:end-shape="id8" draw:end-glue-point="3" svg:d="M50246 6805h493v67h493" svg:viewBox="0 0 987 68">
          <text:p/>
        </draw:connector>
        <draw:connector draw:style-name="gr2" draw:text-style-name="P1" draw:layer="layout" svg:x1="82.812cm" svg:y1="21.525cm" svg:x2="83.937cm" svg:y2="21.602cm" draw:start-shape="id5" draw:start-glue-point="1" draw:end-shape="id9" svg:d="M82812 21525h563v77h562" svg:viewBox="0 0 1126 78">
          <text:p/>
        </draw:connector>
        <draw:frame draw:style-name="gr1" draw:text-style-name="P1" xml:id="id10" draw:id="id10" draw:layer="layout" svg:width="15.186cm" svg:height="10.635cm" svg:x="18.75cm" svg:y="16.245cm">
          <draw:image xlink:href="Pictures/100002010000023E000001922FD90D8B.png" xlink:type="simple" xlink:show="embed" xlink:actuate="onLoad">
            <text:p/>
          </draw:image>
        </draw:frame>
        <draw:connector draw:style-name="gr2" draw:text-style-name="P1" draw:layer="layout" svg:x1="33.936cm" svg:y1="21.562cm" svg:x2="34.983cm" svg:y2="21.538cm" draw:start-shape="id10" draw:start-glue-point="1" draw:end-shape="id4" draw:end-glue-point="3" svg:d="M33936 21562h524v-24h523" svg:viewBox="0 0 1048 25">
          <text:p/>
        </draw:connector>
        <draw:frame draw:style-name="gr1" draw:text-style-name="P1" xml:id="id3" draw:id="id3" draw:layer="layout" svg:width="15.186cm" svg:height="10.635cm" svg:x="18.75cm" svg:y="16.246cm">
          <draw:image xlink:href="Pictures/100002010000023E000001922FD90D8B.png" xlink:type="simple" xlink:show="embed" xlink:actuate="onLoad">
            <text:p/>
          </draw:image>
        </draw:frame>
        <draw:frame draw:style-name="gr1" draw:text-style-name="P1" xml:id="id11" draw:id="id11" draw:layer="layout" svg:width="15.186cm" svg:height="10.635cm" svg:x="18.75cm" svg:y="28.665cm">
          <draw:image xlink:href="Pictures/100002010000023E000001922FD90D8B.png" xlink:type="simple" xlink:show="embed" xlink:actuate="onLoad">
            <text:p/>
          </draw:image>
        </draw:frame>
        <draw:connector draw:style-name="gr2" draw:text-style-name="P1" draw:layer="layout" svg:x1="8.248cm" svg:y1="26.939cm" svg:x2="18.75cm" svg:y2="33.982cm" draw:start-shape="id1" draw:start-glue-point="2" draw:end-shape="id11" draw:end-glue-point="3" svg:d="M8248 26939v7043h10502" svg:viewBox="0 0 10503 7044">
          <text:p/>
        </draw:connector>
        <draw:connector draw:style-name="gr2" draw:text-style-name="P1" draw:layer="layout" svg:x1="66.418cm" svg:y1="6.872cm" svg:x2="67.379cm" svg:y2="6.884cm" draw:start-shape="id8" draw:start-glue-point="1" draw:end-shape="id12" draw:end-glue-point="3" svg:d="M66418 6872h481v12h480" svg:viewBox="0 0 962 13">
          <text:p/>
        </draw:connector>
        <draw:frame draw:style-name="gr1" draw:text-style-name="P1" xml:id="id13" draw:id="id13" draw:layer="layout" svg:width="15.186cm" svg:height="10.635cm" svg:x="100.119cm" svg:y="16.249cm">
          <draw:image xlink:href="Pictures/100002010000023E00000192FEBF2F7E.png" xlink:type="simple" xlink:show="embed" xlink:actuate="onLoad">
            <text:p/>
          </draw:image>
        </draw:frame>
        <draw:connector draw:style-name="gr2" draw:text-style-name="P1" draw:layer="layout" svg:x1="99.123cm" svg:y1="21.602cm" svg:x2="100.119cm" svg:y2="21.566cm" draw:start-shape="id9" draw:start-glue-point="1" draw:end-shape="id13" draw:end-glue-point="3" svg:d="M99123 21602h498v-36h498" svg:viewBox="0 0 997 37">
          <text:p/>
        </draw:connector>
        <draw:frame draw:style-name="gr1" draw:text-style-name="P1" xml:id="id14" draw:id="id14" draw:layer="layout" svg:width="15.186cm" svg:height="10.635cm" svg:x="83.874cm" svg:y="1.581cm">
          <draw:image xlink:href="Pictures/100002010000023E0000019249388945.png" xlink:type="simple" xlink:show="embed" xlink:actuate="onLoad">
            <text:p/>
          </draw:image>
        </draw:frame>
        <draw:connector draw:style-name="gr2" draw:text-style-name="P1" draw:layer="layout" svg:x1="82.565cm" svg:y1="6.884cm" svg:x2="83.874cm" svg:y2="6.898cm" draw:start-shape="id12" draw:start-glue-point="1" draw:end-shape="id14" draw:end-glue-point="3" svg:d="M82565 6884h655v14h654" svg:viewBox="0 0 1310 15">
          <text:p/>
        </draw:connector>
        <draw:frame draw:style-name="gr1" draw:text-style-name="P1" xml:id="id15" draw:id="id15" draw:layer="layout" svg:width="15.186cm" svg:height="10.635cm" svg:x="34.922cm" svg:y="28.721cm">
          <draw:image xlink:href="Pictures/100002010000023E000001927026605E.png" xlink:type="simple" xlink:show="embed" xlink:actuate="onLoad">
            <text:p/>
          </draw:image>
        </draw:frame>
        <draw:connector draw:style-name="gr2" draw:text-style-name="P1" draw:layer="layout" svg:x1="33.936cm" svg:y1="33.982cm" svg:x2="34.922cm" svg:y2="34.038cm" draw:start-shape="id11" draw:start-glue-point="1" draw:end-shape="id15" draw:end-glue-point="3" svg:d="M33936 33982h493v56h493" svg:viewBox="0 0 987 57">
          <text:p/>
        </draw:connector>
        <draw:frame draw:style-name="gr3" draw:text-style-name="P2" draw:layer="layout" svg:width="0.896cm" svg:height="1.047cm" svg:x="1.089cm" svg:y="25.696cm">
          <draw:text-box>
            <text:p text:style-name="P2"><text:span text:style-name="T1">0</text:span></text:p>
          </draw:text-box>
        </draw:frame>
        <draw:frame draw:style-name="gr3" draw:text-style-name="P2" draw:layer="layout" svg:width="1.603cm" svg:height="1.047cm" svg:x="19.206cm" svg:y="25.541cm">
          <draw:text-box>
            <text:p text:style-name="P2"><text:span text:style-name="T1">B.1</text:span></text:p>
          </draw:text-box>
        </draw:frame>
        <draw:frame draw:style-name="gr3" draw:text-style-name="P2" draw:layer="layout" svg:width="1.603cm" svg:height="1.047cm" svg:x="19.02cm" svg:y="37.993cm">
          <draw:text-box>
            <text:p text:style-name="P2"><text:span text:style-name="T1">C.1</text:span></text:p>
          </draw:text-box>
        </draw:frame>
        <draw:frame draw:style-name="gr3" draw:text-style-name="P2" draw:layer="layout" svg:width="1.603cm" svg:height="1.047cm" svg:x="19.115cm" svg:y="10.821cm">
          <draw:text-box>
            <text:p text:style-name="P2"><text:span text:style-name="T1">A.1</text:span></text:p>
          </draw:text-box>
        </draw:frame>
        <draw:frame draw:style-name="gr3" draw:text-style-name="P2" draw:layer="layout" svg:width="1.603cm" svg:height="1.047cm" svg:x="35.396cm" svg:y="10.79cm">
          <draw:text-box>
            <text:p text:style-name="P2"><text:span text:style-name="T1">A.2</text:span></text:p>
          </draw:text-box>
        </draw:frame>
        <draw:frame draw:style-name="gr3" draw:text-style-name="P2" draw:layer="layout" svg:width="1.603cm" svg:height="1.047cm" svg:x="51.614cm" svg:y="10.853cm">
          <draw:text-box>
            <text:p text:style-name="P2"><text:span text:style-name="T1">A.3</text:span></text:p>
          </draw:text-box>
        </draw:frame>
        <draw:frame draw:style-name="gr3" draw:text-style-name="P2" draw:layer="layout" svg:width="1.603cm" svg:height="1.047cm" svg:x="67.739cm" svg:y="10.916cm">
          <draw:text-box>
            <text:p text:style-name="P2"><text:span text:style-name="T1">A.4</text:span></text:p>
          </draw:text-box>
        </draw:frame>
        <draw:frame draw:style-name="gr3" draw:text-style-name="P2" draw:layer="layout" svg:width="1.603cm" svg:height="1.047cm" svg:x="84.268cm" svg:y="10.855cm">
          <draw:text-box>
            <text:p text:style-name="P2"><text:span text:style-name="T1">A.5</text:span></text:p>
          </draw:text-box>
        </draw:frame>
        <draw:frame draw:style-name="gr3" draw:text-style-name="P2" draw:layer="layout" svg:width="1.603cm" svg:height="1.047cm" svg:x="35.3cm" svg:y="25.604cm">
          <draw:text-box>
            <text:p text:style-name="P2"><text:span text:style-name="T1">B.2</text:span></text:p>
          </draw:text-box>
        </draw:frame>
        <draw:frame draw:style-name="gr3" draw:text-style-name="P2" draw:layer="layout" svg:width="1.603cm" svg:height="1.047cm" svg:x="51.643cm" svg:y="25.542cm">
          <draw:text-box>
            <text:p text:style-name="P2"><text:span text:style-name="T1">B.3</text:span></text:p>
          </draw:text-box>
        </draw:frame>
        <draw:frame draw:style-name="gr3" draw:text-style-name="P2" draw:layer="layout" svg:width="1.603cm" svg:height="1.047cm" svg:x="67.986cm" svg:y="25.543cm">
          <draw:text-box>
            <text:p text:style-name="P2"><text:span text:style-name="T1">B.4</text:span></text:p>
          </draw:text-box>
        </draw:frame>
        <draw:frame draw:style-name="gr3" draw:text-style-name="P2" draw:layer="layout" svg:width="1.603cm" svg:height="1.047cm" svg:x="84.297cm" svg:y="25.606cm">
          <draw:text-box>
            <text:p text:style-name="P2"><text:span text:style-name="T1">B.5</text:span></text:p>
          </draw:text-box>
        </draw:frame>
        <draw:frame draw:style-name="gr3" draw:text-style-name="P2" draw:layer="layout" svg:width="1.603cm" svg:height="1.047cm" svg:x="100.391cm" svg:y="25.607cm">
          <draw:text-box>
            <text:p text:style-name="P2"><text:span text:style-name="T1">B.6</text:span></text:p>
          </draw:text-box>
        </draw:frame>
        <draw:frame draw:style-name="gr3" draw:text-style-name="P2" draw:layer="layout" svg:width="1.603cm" svg:height="1.047cm" svg:x="35.269cm" svg:y="38.057cm">
          <draw:text-box>
            <text:p text:style-name="P2"><text:span text:style-name="T1">C.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41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4.6000061035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929cm" fo:text-indent="0cm"/>
      <style:text-properties fo:font-size="135.19999694824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445cm" fo:text-indent="0cm"/>
      <style:text-properties fo:font-size="115.90000152587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961cm" fo:text-indent="0cm"/>
      <style:text-properties fo:font-size="96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77cm" fo:text-indent="0cm"/>
      <style:text-properties fo:font-size="96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77cm" fo:text-indent="0cm"/>
      <style:text-properties fo:font-size="96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77cm" fo:text-indent="0cm"/>
      <style:text-properties fo:font-size="96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77cm" fo:text-indent="0cm"/>
      <style:text-properties fo:font-size="96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77cm" fo:text-indent="0cm"/>
      <style:text-properties fo:font-size="96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2.69999694824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16.84cm" fo:page-height="40.6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3.129cm" svg:x="1cm" svg:y="4.708cm"/>
      <draw:page-thumbnail draw:layer="backgroundobjects" svg:width="8.999cm" svg:height="3.129cm" svg:x="1cm" svg:y="13.284cm"/>
      <draw:page-thumbnail draw:layer="backgroundobjects" svg:width="8.999cm" svg:height="3.129cm" svg:x="1cm" svg:y="21.86cm"/>
      <draw:page-thumbnail draw:layer="backgroundobjects" svg:width="8.999cm" svg:height="3.129cm" svg:x="11cm" svg:y="4.708cm"/>
      <draw:page-thumbnail draw:layer="backgroundobjects" svg:width="8.999cm" svg:height="3.129cm" svg:x="11cm" svg:y="13.284cm"/>
      <draw:page-thumbnail draw:layer="backgroundobjects" svg:width="8.999cm" svg:height="3.129cm" svg:x="11cm" svg:y="21.86cm"/>
    </style:handout-master>
    <style:master-page style:name="Default" style:page-layout-name="PM1" draw:style-name="Mdp1">
      <draw:frame presentation:style-name="Default-title" draw:layer="backgroundobjects" svg:width="91.436cm" svg:height="16.963cm" svg:x="5.08cm" svg:y="4.044cm" presentation:class="title" presentation:placeholder="true">
        <draw:text-box/>
      </draw:frame>
      <draw:frame presentation:style-name="Default-outline1" draw:layer="backgroundobjects" svg:width="91.436cm" svg:height="58.924cm" svg:x="5.08cm" svg:y="23.768cm" presentation:class="outline" presentation:placeholder="true">
        <draw:text-box/>
      </draw:frame>
      <draw:frame presentation:style-name="Mpr1" draw:text-style-name="MP1" draw:layer="backgroundobjects" svg:width="23.671cm" svg:height="7.007cm" svg:x="5.08cm" svg:y="92.552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32.204cm" svg:height="7.007cm" svg:x="34.741cm" svg:y="92.552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23.671cm" svg:height="7.007cm" svg:x="72.841cm" svg:y="92.552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 </meta:initial-creator>
    <meta:creation-date>2014-12-15T22:44:53.441015857</meta:creation-date>
    <dc:date>2014-12-15T23:18:36.639044308</dc:date>
    <dc:creator>Philipp </dc:creator>
    <meta:editing-duration>PT30M35S</meta:editing-duration>
    <meta:editing-cycles>7</meta:editing-cycles>
    <meta:generator>LibreOffice/4.2.7.2$Linux_X86_64 LibreOffice_project/420m0$Build-2</meta:generator>
    <meta:document-statistic meta:object-count="66"/>
  </office:meta>
</office:document-meta>
</file>